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38in"/>
    </style:style>
    <style:style style:name="co2" style:family="table-column">
      <style:table-column-properties fo:break-before="auto" style:column-width="0.3791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6764in"/>
    </style:style>
    <style:style style:name="co5" style:family="table-column">
      <style:table-column-properties fo:break-before="auto" style:column-width="0.6307in"/>
    </style:style>
    <style:style style:name="co6" style:family="table-column">
      <style:table-column-properties fo:break-before="auto" style:column-width="0.5634in"/>
    </style:style>
    <style:style style:name="co7" style:family="table-column">
      <style:table-column-properties fo:break-before="auto" style:column-width="0.337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bongKMSItemListTransaction2020O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804" calcext:value-type="float">
            <text:p>180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912" calcext:value-type="float">
            <text:p>691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60" calcext:value-type="float">
            <text:p>46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591" calcext:value-type="float">
            <text:p>559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29" calcext:value-type="float">
            <text:p>72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462" calcext:value-type="float">
            <text:p>146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083" calcext:value-type="float">
            <text:p>208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318" calcext:value-type="float">
            <text:p>831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581" calcext:value-type="float">
            <text:p>558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395" calcext:value-type="float">
            <text:p>839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553" calcext:value-type="float">
            <text:p>755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790" calcext:value-type="float">
            <text:p>379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373" calcext:value-type="float">
            <text:p>937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410" calcext:value-type="float">
            <text:p>441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404" calcext:value-type="float">
            <text:p>140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517" calcext:value-type="float">
            <text:p>951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188" calcext:value-type="float">
            <text:p>218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927" calcext:value-type="float">
            <text:p>992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982" calcext:value-type="float">
            <text:p>998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129" calcext:value-type="float">
            <text:p>212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008" calcext:value-type="float">
            <text:p>300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498" calcext:value-type="float">
            <text:p>749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221" calcext:value-type="float">
            <text:p>822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537" calcext:value-type="float">
            <text:p>953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85" calcext:value-type="float">
            <text:p>78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966" calcext:value-type="float">
            <text:p>896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29" calcext:value-type="float">
            <text:p>22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40" calcext:value-type="float">
            <text:p>34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88" calcext:value-type="float">
            <text:p>38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287" calcext:value-type="float">
            <text:p>328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269" calcext:value-type="float">
            <text:p>126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368" calcext:value-type="float">
            <text:p>236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054" calcext:value-type="float">
            <text:p>605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308" calcext:value-type="float">
            <text:p>730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334" calcext:value-type="float">
            <text:p>433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256" calcext:value-type="float">
            <text:p>825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507" calcext:value-type="float">
            <text:p>250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709" calcext:value-type="float">
            <text:p>170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491" calcext:value-type="float">
            <text:p>849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882" calcext:value-type="float">
            <text:p>288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118" calcext:value-type="float">
            <text:p>311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498" calcext:value-type="float">
            <text:p>849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91" calcext:value-type="float">
            <text:p>89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118" calcext:value-type="float">
            <text:p>711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16" calcext:value-type="float">
            <text:p>91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669" calcext:value-type="float">
            <text:p>166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035" calcext:value-type="float">
            <text:p>803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689" calcext:value-type="float">
            <text:p>268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316" calcext:value-type="float">
            <text:p>231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757" calcext:value-type="float">
            <text:p>575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618" calcext:value-type="float">
            <text:p>861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194" calcext:value-type="float">
            <text:p>819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967" calcext:value-type="float">
            <text:p>396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699" calcext:value-type="float">
            <text:p>969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693" calcext:value-type="float">
            <text:p>769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626" calcext:value-type="float">
            <text:p>162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597" calcext:value-type="float">
            <text:p>759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300" calcext:value-type="float">
            <text:p>530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44" calcext:value-type="float">
            <text:p>14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424" calcext:value-type="float">
            <text:p>942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341" calcext:value-type="float">
            <text:p>434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689" calcext:value-type="float">
            <text:p>368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885" calcext:value-type="float">
            <text:p>488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263" calcext:value-type="float">
            <text:p>126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160" calcext:value-type="float">
            <text:p>216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872" calcext:value-type="float">
            <text:p>387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935" calcext:value-type="float">
            <text:p>893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513" calcext:value-type="float">
            <text:p>151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515" calcext:value-type="float">
            <text:p>351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008" calcext:value-type="float">
            <text:p>100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959" calcext:value-type="float">
            <text:p>395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068" calcext:value-type="float">
            <text:p>206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751" calcext:value-type="float">
            <text:p>775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469" calcext:value-type="float">
            <text:p>246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559" calcext:value-type="float">
            <text:p>255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974" calcext:value-type="float">
            <text:p>697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482" calcext:value-type="float">
            <text:p>248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507" calcext:value-type="float">
            <text:p>750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200" calcext:value-type="float">
            <text:p>920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792" calcext:value-type="float">
            <text:p>679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616" calcext:value-type="float">
            <text:p>161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830" calcext:value-type="float">
            <text:p>883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736" calcext:value-type="float">
            <text:p>973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069" calcext:value-type="float">
            <text:p>906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847" calcext:value-type="float">
            <text:p>984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317" calcext:value-type="float">
            <text:p>631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78" calcext:value-type="float">
            <text:p>87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623" calcext:value-type="float">
            <text:p>962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399" calcext:value-type="float">
            <text:p>639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973" calcext:value-type="float">
            <text:p>497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491" calcext:value-type="float">
            <text:p>449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339" calcext:value-type="float">
            <text:p>633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237" calcext:value-type="float">
            <text:p>923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062" calcext:value-type="float">
            <text:p>106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832" calcext:value-type="float">
            <text:p>483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128" calcext:value-type="float">
            <text:p>112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770" calcext:value-type="float">
            <text:p>277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986" calcext:value-type="float">
            <text:p>698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809" calcext:value-type="float">
            <text:p>180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749" calcext:value-type="float">
            <text:p>674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041" calcext:value-type="float">
            <text:p>704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288" calcext:value-type="float">
            <text:p>328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114" calcext:value-type="float">
            <text:p>411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722" calcext:value-type="float">
            <text:p>472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486" calcext:value-type="float">
            <text:p>548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734" calcext:value-type="float">
            <text:p>673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656" calcext:value-type="float">
            <text:p>465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659" calcext:value-type="float">
            <text:p>965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683" calcext:value-type="float">
            <text:p>668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253" calcext:value-type="float">
            <text:p>225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879" calcext:value-type="float">
            <text:p>287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33" calcext:value-type="float">
            <text:p>93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628" calcext:value-type="float">
            <text:p>862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338" calcext:value-type="float">
            <text:p>633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178" calcext:value-type="float">
            <text:p>917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759" calcext:value-type="float">
            <text:p>875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684" calcext:value-type="float">
            <text:p>268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885" calcext:value-type="float">
            <text:p>388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312" calcext:value-type="float">
            <text:p>731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45" calcext:value-type="float">
            <text:p>24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244" calcext:value-type="float">
            <text:p>424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59" calcext:value-type="float">
            <text:p>85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272" calcext:value-type="float">
            <text:p>627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020" calcext:value-type="float">
            <text:p>202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019" calcext:value-type="float">
            <text:p>601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204" calcext:value-type="float">
            <text:p>320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906" calcext:value-type="float">
            <text:p>890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680" calcext:value-type="float">
            <text:p>568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920" calcext:value-type="float">
            <text:p>192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31" calcext:value-type="float">
            <text:p>23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697" calcext:value-type="float">
            <text:p>769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609" calcext:value-type="float">
            <text:p>660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85" calcext:value-type="float">
            <text:p>58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705" calcext:value-type="float">
            <text:p>670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753" calcext:value-type="float">
            <text:p>575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351" calcext:value-type="float">
            <text:p>435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569" calcext:value-type="float">
            <text:p>156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142" calcext:value-type="float">
            <text:p>314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857" calcext:value-type="float">
            <text:p>385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087" calcext:value-type="float">
            <text:p>908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326" calcext:value-type="float">
            <text:p>432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195" calcext:value-type="float">
            <text:p>119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025" calcext:value-type="float">
            <text:p>302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454" calcext:value-type="float">
            <text:p>845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248" calcext:value-type="float">
            <text:p>424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91" calcext:value-type="float">
            <text:p>89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842" calcext:value-type="float">
            <text:p>884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894" calcext:value-type="float">
            <text:p>789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161" calcext:value-type="float">
            <text:p>216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00" calcext:value-type="float">
            <text:p>80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852" calcext:value-type="float">
            <text:p>685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946" calcext:value-type="float">
            <text:p>394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308" calcext:value-type="float">
            <text:p>230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105" calcext:value-type="float">
            <text:p>410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768" calcext:value-type="float">
            <text:p>376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636" calcext:value-type="float">
            <text:p>263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048" calcext:value-type="float">
            <text:p>704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850" calcext:value-type="float">
            <text:p>885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454" calcext:value-type="float">
            <text:p>645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764" calcext:value-type="float">
            <text:p>676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330" calcext:value-type="float">
            <text:p>133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015" calcext:value-type="float">
            <text:p>301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12" calcext:value-type="float">
            <text:p>81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39" calcext:value-type="float">
            <text:p>23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758" calcext:value-type="float">
            <text:p>275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384" calcext:value-type="float">
            <text:p>138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182" calcext:value-type="float">
            <text:p>318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471" calcext:value-type="float">
            <text:p>747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41" calcext:value-type="float">
            <text:p>84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860" calcext:value-type="float">
            <text:p>286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961" calcext:value-type="float">
            <text:p>196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067" calcext:value-type="float">
            <text:p>906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664" calcext:value-type="float">
            <text:p>366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673" calcext:value-type="float">
            <text:p>467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936" calcext:value-type="float">
            <text:p>493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65" calcext:value-type="float">
            <text:p>56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072" calcext:value-type="float">
            <text:p>307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285" calcext:value-type="float">
            <text:p>228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559" calcext:value-type="float">
            <text:p>955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670" calcext:value-type="float">
            <text:p>667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006" calcext:value-type="float">
            <text:p>400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619" calcext:value-type="float">
            <text:p>661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226" calcext:value-type="float">
            <text:p>122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532" calcext:value-type="float">
            <text:p>953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312" calcext:value-type="float">
            <text:p>231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528" calcext:value-type="float">
            <text:p>352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281" calcext:value-type="float">
            <text:p>428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802" calcext:value-type="float">
            <text:p>280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436" calcext:value-type="float">
            <text:p>643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908" calcext:value-type="float">
            <text:p>190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977" calcext:value-type="float">
            <text:p>697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227" calcext:value-type="float">
            <text:p>622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235" calcext:value-type="float">
            <text:p>423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336" calcext:value-type="float">
            <text:p>633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331" calcext:value-type="float">
            <text:p>233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535" calcext:value-type="float">
            <text:p>153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370" calcext:value-type="float">
            <text:p>137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962" calcext:value-type="float">
            <text:p>596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441" calcext:value-type="float">
            <text:p>344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4" calcext:value-type="float">
            <text:p>7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700" calcext:value-type="float">
            <text:p>570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614" calcext:value-type="float">
            <text:p>561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879" calcext:value-type="float">
            <text:p>387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917" calcext:value-type="float">
            <text:p>291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13" calcext:value-type="float">
            <text:p>91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570" calcext:value-type="float">
            <text:p>157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823" calcext:value-type="float">
            <text:p>382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733" calcext:value-type="float">
            <text:p>173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282" calcext:value-type="float">
            <text:p>428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279" calcext:value-type="float">
            <text:p>827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877" calcext:value-type="float">
            <text:p>887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48" calcext:value-type="float">
            <text:p>24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140" calcext:value-type="float">
            <text:p>314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882" calcext:value-type="float">
            <text:p>688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007" calcext:value-type="float">
            <text:p>900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213" calcext:value-type="float">
            <text:p>621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87" calcext:value-type="float">
            <text:p>18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710" calcext:value-type="float">
            <text:p>871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894" calcext:value-type="float">
            <text:p>689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4" calcext:value-type="float">
            <text:p>3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636" calcext:value-type="float">
            <text:p>263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643" calcext:value-type="float">
            <text:p>564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984" calcext:value-type="float">
            <text:p>698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144" calcext:value-type="float">
            <text:p>514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403" calcext:value-type="float">
            <text:p>540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332" calcext:value-type="float">
            <text:p>733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296" calcext:value-type="float">
            <text:p>329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924" calcext:value-type="float">
            <text:p>392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396" calcext:value-type="float">
            <text:p>539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700" calcext:value-type="float">
            <text:p>670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621" calcext:value-type="float">
            <text:p>662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267" calcext:value-type="float">
            <text:p>126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552" calcext:value-type="float">
            <text:p>355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511" calcext:value-type="float">
            <text:p>351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62" calcext:value-type="float">
            <text:p>56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578" calcext:value-type="float">
            <text:p>957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813" calcext:value-type="float">
            <text:p>781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678" calcext:value-type="float">
            <text:p>567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361" calcext:value-type="float">
            <text:p>736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687" calcext:value-type="float">
            <text:p>968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827" calcext:value-type="float">
            <text:p>482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893" calcext:value-type="float">
            <text:p>389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379" calcext:value-type="float">
            <text:p>537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969" calcext:value-type="float">
            <text:p>596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269" calcext:value-type="float">
            <text:p>126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724" calcext:value-type="float">
            <text:p>872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940" calcext:value-type="float">
            <text:p>794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111" calcext:value-type="float">
            <text:p>911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617" calcext:value-type="float">
            <text:p>861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898" calcext:value-type="float">
            <text:p>189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034" calcext:value-type="float">
            <text:p>703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484" calcext:value-type="float">
            <text:p>948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699" calcext:value-type="float">
            <text:p>469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58" calcext:value-type="float">
            <text:p>25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03" calcext:value-type="float">
            <text:p>70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312" calcext:value-type="float">
            <text:p>331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310" calcext:value-type="float">
            <text:p>331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434" calcext:value-type="float">
            <text:p>643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730" calcext:value-type="float">
            <text:p>873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340" calcext:value-type="float">
            <text:p>734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986" calcext:value-type="float">
            <text:p>698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288" calcext:value-type="float">
            <text:p>428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531" calcext:value-type="float">
            <text:p>353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949" calcext:value-type="float">
            <text:p>494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916" calcext:value-type="float">
            <text:p>291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969" calcext:value-type="float">
            <text:p>196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005" calcext:value-type="float">
            <text:p>600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84" calcext:value-type="float">
            <text:p>28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896" calcext:value-type="float">
            <text:p>189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169" calcext:value-type="float">
            <text:p>316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476" calcext:value-type="float">
            <text:p>247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887" calcext:value-type="float">
            <text:p>188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040" calcext:value-type="float">
            <text:p>904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919" calcext:value-type="float">
            <text:p>891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967" calcext:value-type="float">
            <text:p>996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090" calcext:value-type="float">
            <text:p>709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005" calcext:value-type="float">
            <text:p>100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508" calcext:value-type="float">
            <text:p>250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636" calcext:value-type="float">
            <text:p>563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800" calcext:value-type="float">
            <text:p>580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733" calcext:value-type="float">
            <text:p>173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032" calcext:value-type="float">
            <text:p>403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75" calcext:value-type="float">
            <text:p>87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462" calcext:value-type="float">
            <text:p>446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702" calcext:value-type="float">
            <text:p>370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952" calcext:value-type="float">
            <text:p>895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457" calcext:value-type="float">
            <text:p>845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06" calcext:value-type="float">
            <text:p>50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13" calcext:value-type="float">
            <text:p>81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186" calcext:value-type="float">
            <text:p>318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837" calcext:value-type="float">
            <text:p>483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965" calcext:value-type="float">
            <text:p>196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73" calcext:value-type="float">
            <text:p>97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346" calcext:value-type="float">
            <text:p>734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76" calcext:value-type="float">
            <text:p>57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386" calcext:value-type="float">
            <text:p>338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293" calcext:value-type="float">
            <text:p>829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220" calcext:value-type="float">
            <text:p>222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730" calcext:value-type="float">
            <text:p>673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726" calcext:value-type="float">
            <text:p>772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074" calcext:value-type="float">
            <text:p>707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347" calcext:value-type="float">
            <text:p>434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048" calcext:value-type="float">
            <text:p>404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753" calcext:value-type="float">
            <text:p>475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635" calcext:value-type="float">
            <text:p>963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083" calcext:value-type="float">
            <text:p>808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476" calcext:value-type="float">
            <text:p>947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666" calcext:value-type="float">
            <text:p>266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908" calcext:value-type="float">
            <text:p>590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345" calcext:value-type="float">
            <text:p>934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724" calcext:value-type="float">
            <text:p>972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489" calcext:value-type="float">
            <text:p>648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731" calcext:value-type="float">
            <text:p>773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395" calcext:value-type="float">
            <text:p>439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998" calcext:value-type="float">
            <text:p>299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072" calcext:value-type="float">
            <text:p>507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654" calcext:value-type="float">
            <text:p>465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522" calcext:value-type="float">
            <text:p>752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489" calcext:value-type="float">
            <text:p>448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053" calcext:value-type="float">
            <text:p>605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176" calcext:value-type="float">
            <text:p>217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495" calcext:value-type="float">
            <text:p>149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641" calcext:value-type="float">
            <text:p>464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02" calcext:value-type="float">
            <text:p>60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446" calcext:value-type="float">
            <text:p>944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190" calcext:value-type="float">
            <text:p>219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363" calcext:value-type="float">
            <text:p>936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213" calcext:value-type="float">
            <text:p>121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572" calcext:value-type="float">
            <text:p>757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288" calcext:value-type="float">
            <text:p>428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602" calcext:value-type="float">
            <text:p>160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949" calcext:value-type="float">
            <text:p>194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292" calcext:value-type="float">
            <text:p>129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656" calcext:value-type="float">
            <text:p>865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138" calcext:value-type="float">
            <text:p>913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569" calcext:value-type="float">
            <text:p>856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996" calcext:value-type="float">
            <text:p>999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888" calcext:value-type="float">
            <text:p>588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032" calcext:value-type="float">
            <text:p>403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723" calcext:value-type="float">
            <text:p>372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406" calcext:value-type="float">
            <text:p>840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840" calcext:value-type="float">
            <text:p>384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984" calcext:value-type="float">
            <text:p>698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848" calcext:value-type="float">
            <text:p>384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457" calcext:value-type="float">
            <text:p>245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546" calcext:value-type="float">
            <text:p>254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021" calcext:value-type="float">
            <text:p>202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098" calcext:value-type="float">
            <text:p>809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904" calcext:value-type="float">
            <text:p>490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952" calcext:value-type="float">
            <text:p>895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203" calcext:value-type="float">
            <text:p>820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276" calcext:value-type="float">
            <text:p>427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169" calcext:value-type="float">
            <text:p>216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786" calcext:value-type="float">
            <text:p>778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34" calcext:value-type="float">
            <text:p>33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265" calcext:value-type="float">
            <text:p>226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488" calcext:value-type="float">
            <text:p>548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860" calcext:value-type="float">
            <text:p>986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065" calcext:value-type="float">
            <text:p>406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326" calcext:value-type="float">
            <text:p>432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620" calcext:value-type="float">
            <text:p>762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864" calcext:value-type="float">
            <text:p>886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307" calcext:value-type="float">
            <text:p>430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746" calcext:value-type="float">
            <text:p>274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33" calcext:value-type="float">
            <text:p>43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054" calcext:value-type="float">
            <text:p>505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881" calcext:value-type="float">
            <text:p>288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620" calcext:value-type="float">
            <text:p>762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392" calcext:value-type="float">
            <text:p>539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340" calcext:value-type="float">
            <text:p>834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682" calcext:value-type="float">
            <text:p>868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510" calcext:value-type="float">
            <text:p>151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932" calcext:value-type="float">
            <text:p>293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269" calcext:value-type="float">
            <text:p>526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316" calcext:value-type="float">
            <text:p>331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222" calcext:value-type="float">
            <text:p>622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177" calcext:value-type="float">
            <text:p>417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013" calcext:value-type="float">
            <text:p>901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459" calcext:value-type="float">
            <text:p>245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806" calcext:value-type="float">
            <text:p>180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251" calcext:value-type="float">
            <text:p>825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660" calcext:value-type="float">
            <text:p>466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464" calcext:value-type="float">
            <text:p>146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693" calcext:value-type="float">
            <text:p>169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997" calcext:value-type="float">
            <text:p>699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68" calcext:value-type="float">
            <text:p>56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23" calcext:value-type="float">
            <text:p>42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519" calcext:value-type="float">
            <text:p>951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1" calcext:value-type="float">
            <text:p>1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50" calcext:value-type="float">
            <text:p>35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345" calcext:value-type="float">
            <text:p>134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885" calcext:value-type="float">
            <text:p>288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098" calcext:value-type="float">
            <text:p>509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166" calcext:value-type="float">
            <text:p>616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908" calcext:value-type="float">
            <text:p>390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211" calcext:value-type="float">
            <text:p>421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341" calcext:value-type="float">
            <text:p>934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765" calcext:value-type="float">
            <text:p>676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561" calcext:value-type="float">
            <text:p>656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962" calcext:value-type="float">
            <text:p>596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684" calcext:value-type="float">
            <text:p>368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780" calcext:value-type="float">
            <text:p>178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432" calcext:value-type="float">
            <text:p>343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10" calcext:value-type="float">
            <text:p>31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013" calcext:value-type="float">
            <text:p>201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89" calcext:value-type="float">
            <text:p>68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579" calcext:value-type="float">
            <text:p>257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803" calcext:value-type="float">
            <text:p>380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048" calcext:value-type="float">
            <text:p>904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85" calcext:value-type="float">
            <text:p>48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327" calcext:value-type="float">
            <text:p>832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557" calcext:value-type="float">
            <text:p>855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106" calcext:value-type="float">
            <text:p>810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287" calcext:value-type="float">
            <text:p>828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110" calcext:value-type="float">
            <text:p>911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17" calcext:value-type="float">
            <text:p>61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360" calcext:value-type="float">
            <text:p>736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363" calcext:value-type="float">
            <text:p>736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138" calcext:value-type="float">
            <text:p>113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997" calcext:value-type="float">
            <text:p>399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168" calcext:value-type="float">
            <text:p>616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323" calcext:value-type="float">
            <text:p>832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887" calcext:value-type="float">
            <text:p>588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835" calcext:value-type="float">
            <text:p>683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058" calcext:value-type="float">
            <text:p>905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630" calcext:value-type="float">
            <text:p>163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056" calcext:value-type="float">
            <text:p>805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135" calcext:value-type="float">
            <text:p>413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972" calcext:value-type="float">
            <text:p>597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023" calcext:value-type="float">
            <text:p>302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735" calcext:value-type="float">
            <text:p>673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975" calcext:value-type="float">
            <text:p>597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147" calcext:value-type="float">
            <text:p>214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487" calcext:value-type="float">
            <text:p>848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076" calcext:value-type="float">
            <text:p>207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970" calcext:value-type="float">
            <text:p>797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646" calcext:value-type="float">
            <text:p>464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04" calcext:value-type="float">
            <text:p>70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510" calcext:value-type="float">
            <text:p>751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967" calcext:value-type="float">
            <text:p>196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173" calcext:value-type="float">
            <text:p>417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08" calcext:value-type="float">
            <text:p>30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48" calcext:value-type="float">
            <text:p>74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4241" calcext:value-type="float">
            <text:p>424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082" calcext:value-type="float">
            <text:p>308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454" calcext:value-type="float">
            <text:p>845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324" calcext:value-type="float">
            <text:p>532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189" calcext:value-type="float">
            <text:p>718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932" calcext:value-type="float">
            <text:p>693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759" calcext:value-type="float">
            <text:p>375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300" calcext:value-type="float">
            <text:p>930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405" calcext:value-type="float">
            <text:p>840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369" calcext:value-type="float">
            <text:p>136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950" calcext:value-type="float">
            <text:p>695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264" calcext:value-type="float">
            <text:p>526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074" calcext:value-type="float">
            <text:p>807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943" calcext:value-type="float">
            <text:p>394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700" calcext:value-type="float">
            <text:p>970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396" calcext:value-type="float">
            <text:p>139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977" calcext:value-type="float">
            <text:p>697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576" calcext:value-type="float">
            <text:p>257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215" calcext:value-type="float">
            <text:p>221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645" calcext:value-type="float">
            <text:p>664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30" calcext:value-type="float">
            <text:p>23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102" calcext:value-type="float">
            <text:p>910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615" calcext:value-type="float">
            <text:p>861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111" calcext:value-type="float">
            <text:p>8111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664" calcext:value-type="float">
            <text:p>766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994" calcext:value-type="float">
            <text:p>799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54" calcext:value-type="float">
            <text:p>854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173" calcext:value-type="float">
            <text:p>617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159" calcext:value-type="float">
            <text:p>715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360" calcext:value-type="float">
            <text:p>236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7090" calcext:value-type="float">
            <text:p>709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412" calcext:value-type="float">
            <text:p>941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6499" calcext:value-type="float">
            <text:p>649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303" calcext:value-type="float">
            <text:p>130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712" calcext:value-type="float">
            <text:p>971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742" calcext:value-type="float">
            <text:p>274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480" calcext:value-type="float">
            <text:p>948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08" calcext:value-type="float">
            <text:p>10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2013" calcext:value-type="float">
            <text:p>2013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5138" calcext:value-type="float">
            <text:p>5138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295" calcext:value-type="float">
            <text:p>129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835" calcext:value-type="float">
            <text:p>835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296" calcext:value-type="float">
            <text:p>3296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3297" calcext:value-type="float">
            <text:p>329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1419" calcext:value-type="float">
            <text:p>141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tem_total_sold</text:p>
          </table:table-cell>
          <table:table-cell table:formula="of:=INT(RAND()*10000)" office:value-type="float" office:value="9479" calcext:value-type="float">
            <text:p>9479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tem_id</text:p>
          </table:table-cell>
          <table:table-cell office:value-type="float" office:value="890" calcext:value-type="float">
            <text:p>890</text:p>
          </table:table-cell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12:31:16.351000000</meta:creation-date>
    <dc:date>2024-04-25T12:39:48.969000000</dc:date>
    <meta:editing-duration>PT8M45S</meta:editing-duration>
    <meta:editing-cycles>3</meta:editing-cycles>
    <meta:generator>LibreOffice/7.5.2.2$Windows_X86_64 LibreOffice_project/53bb9681a964705cf672590721dbc85eb4d0c3a2</meta:generator>
    <meta:document-statistic meta:table-count="2" meta:cell-count="3912" meta:object-count="0"/>
  </office:meta>
</office:document-meta>
</file>